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384.66pt"/>
    </style:style>
    <style:style style:name="co20" style:family="table-column">
      <style:table-column-properties fo:break-before="auto" style:column-width="471.09pt"/>
    </style:style>
    <style:style style:name="co21" style:family="table-column">
      <style:table-column-properties fo:break-before="auto" style:column-width="874.09pt"/>
    </style:style>
    <style:style style:name="co22" style:family="table-column">
      <style:table-column-properties fo:break-before="auto" style:column-width="392.4pt"/>
    </style:style>
    <style:style style:name="co23" style:family="table-column">
      <style:table-column-properties fo:break-before="auto" style:column-width="448.75pt"/>
    </style:style>
    <style:style style:name="co24" style:family="table-column">
      <style:table-column-properties fo:break-before="auto" style:column-width="180.85pt"/>
    </style:style>
    <style:style style:name="co25" style:family="table-column">
      <style:table-column-properties fo:break-before="auto" style:column-width="184.71pt"/>
    </style:style>
    <style:style style:name="co26" style:family="table-column">
      <style:table-column-properties fo:break-before="auto" style:column-width="881.04pt"/>
    </style:style>
    <style:style style:name="ro1" style:family="table-row">
      <style:table-row-properties style:row-height="91.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оно_20_и_20_каждая_20_его_20_часть_20_это_20_я">
      <style:table-properties table:display="true" style:writing-mode="lr-tb"/>
    </style:style>
    <style:style style:name="ta22" style:family="table" style:master-page-name="что_20_оно_20_и_20_каждая_20_его_20_часть_20_видит_20_во_20_мне">
      <style:table-properties table:display="true" style:writing-mode="lr-tb"/>
    </style:style>
    <style:style style:name="ta23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4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5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6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7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8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29" style:family="table" style:master-page-name="Что_20_ЭТА_20_ПРОБЛЕМА_20_решает">
      <style:table-properties table:display="true" style:writing-mode="lr-tb"/>
    </style:style>
    <style:style style:name="ta30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1" style:family="table" style:master-page-name="Что_20_ЭТА_20_ПРОБЛЕМА_20_колдует">
      <style:table-properties table:display="true" style:writing-mode="lr-tb"/>
    </style:style>
    <style:style style:name="ta32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Остальные_20_шаги_20_ресёрча">
      <style:table-properties table:display="true" style:writing-mode="lr-tb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Gnumeric-default">
      <style:table-cell-properties fo:background-color="#ffffff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1">
          <table:table-cell table:style-name="ce15" office:value-type="string" calcext:value-type="string">
            <text:p>Отменя требуют удовлетворять их ТОЛЬКО ЭТИМИ ТУЛЗАМИ И НИКАК ИНАЧЕ. </text:p>
            <text:p>И независимо от того как я на это отвечу – меня унижают. </text:p>
            <text:p>Свобода от сюда до сюда а я мол тебе указываю грани откуда и до куда. </text:p>
            <text:p>Почему я? </text:p>
            <text:p>Почему указываю? </text:p>
            <text:p>ТЫ ЧТО МЕНЯ НЕ ЛЮБИШЬ? </text:p>
            <text:p>ГНИДА ТЫ ПОГАНАЯ? </text:p>
            <text:p>Вот такие диалоги у меня постоянно.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6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6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8" table:number-columns-repeated="255"/>
          <table:table-cell table:number-columns-repeated="768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7"/>
        <table:table-column table:style-name="co1" table:number-columns-repeated="1023" table:default-cell-style-name="ce17"/>
        <table:table-row table:style-name="ro2">
          <table:table-cell table:style-name="ce15" office:value-type="string" calcext:value-type="string">
            <text:p>ЧТО я вижу по этому поводу в своей фазе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я вижу вообще-то отсутствие фаз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у человека который орёт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зависть что она ес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ди по списку. Там был у тебя пункт “распространяться о том что такое фаза”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я ей сказал что есть такое понятие. Ответ там. Вперёд и с песней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да но полноценный пункт ты не сделал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огоспади ладно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3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7"/>
        <table:table-column table:style-name="co1" table:number-columns-repeated="1023" table:default-cell-style-name="ce17"/>
        <table:table-row table:style-name="ro2">
          <table:table-cell table:style-name="ce15" office:value-type="string" calcext:value-type="string">
            <text:p>Что я колдую?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6" office:value-type="string" calcext:value-type="string">
            <text:p>Что затрагивает эту задачу?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6" office:value-type="string" calcext:value-type="string">
            <text:p>Моя гипотеза, почему этот вопрос важен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жить за счёт тех кто не имеет фаз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Эм………….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это правд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Как-то блядь всё равно что человек который знает что земля круглая хочет жить за счёт тех кто думает что она плоска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ни не виноваты что думают что она плоская. Пропусти через круг фазу и всё. Будешь иметь все ответы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4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Что ты можешь сейчас сделать чтоб сделать себе хорошо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какао? хз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какао в принципе неплохой вариант. Ещё лучше – посмотреть ютюб. И лечь спать в 11 вечера. Посмотреть щас 2 фильма и лечь спать. Выходной. Паска. Нихера не деалть после этого пункт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ыпить какао с фильмами и лечь спа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ок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спасибо. И спасибо что спрашиваешь. Мне это полезно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езачто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4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6" office:value-type="string" calcext:value-type="string">
            <text:p>Примеры сегодняшних коэффициентов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х3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 2014м было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х7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на 2020й год (долго не программировал)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если б не видение я б не увидел что это проблема. Так бы и жил с мыслью что так жить нормаль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что ну наверно я просто тот на кого орут. Наверно и орать нормально. И орал бы на всех до 40ка лет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я не знал что такое любовь. Никогда. Теперь хоть увидел. На примере позитивных тёлок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спасибо что тянулся к выходам всё это время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3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вижу избалованных тёток. Которые ничего не хотят дела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ижу наглую хамку которая срёт весь день а потом думает почему у неё нету денег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ижу тебя. Человека который пытается всем угодить. Угождать. Который думает что если делать то что люди просят то они к тебе потянутс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сё равно что ебать тёлок которые просят “дай списать”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которые в ответ тебя не ебут но ты просишь. Ходишь к ним мол “чувиха ну может ты бы взамен тоже что-то дала, так же неправильно”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в ответ вопл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от что я вижу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это так. И что с этим делать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ичего. В вопросе не было формата “что с этим делать”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2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3">
          <table:table-cell table:style-name="ce15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20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table:number-columns-repeated="128"/>
          <table:table-cell table:number-columns-repeated="896"/>
        </table:table-row>
        <table:table-row table:style-name="ro3">
          <table:table-cell table:style-name="ce19" office:value-type="string" calcext:value-type="string">
            <text:p>соственно то что я и сказал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вечно требует крутить гайки только так и никак иначе. И орёт когда я беру в руки гаечный ключ.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не жить с ней наверно. Как один из выходов. Вариантов.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но вначале разобраться с фазой.</text:p>
          </table:table-cell>
          <table:table-cell table:style-name="ce19" table:number-columns-repeated="127"/>
          <table:table-cell table:number-columns-repeated="896"/>
        </table:table-row>
        <table:table-row table:style-name="ro3" table:number-rows-repeated="121">
          <table:table-cell table:style-name="ce19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я думаю это два пункта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тдельно требование их удовлетворять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тдельно битьё тебя что бы ты не делал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 и то и то шкалой не является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9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я думаю это битьё по принципу “мне ничего за это не будет”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ли битьё по принципу “у него ничего нету давай его добьём” (как делает быдло)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 скорее перво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думаю вернись вначало списка и выучи психологию. Опять. Заново. Может тогда получишь ответы. Начинать с конца списка делу не поможет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9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оранием “как делать”. Учительница. Типичная. Знает что и как надо делать но нихера не делает. Потому что “не статусно”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угу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ут всё. Подними жопу и сделай. Старая дур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делай пункты в порядке списка короче. Прости что я думал что надо начать с этого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0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у. мотив я тебе вчера рассказал. Бедность и вопли что ты нихера ей не даёш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 корне которых лежит неспособность принять то что ты даёшь так как ты это даёшь. Ты не доделал круг, дал ей то как ты это переварил, а у неё впиталось ровно нол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короче arrigant stupid person is demanding from you something she understands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лечится кругами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0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у… не ну я круги сейчас делаю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это лучший вариан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 вообще в этой семье я смотрю принято давать “своему” знания думая что он такой же как и ты. Что у него в голове всё то же самое что у тебя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есть люди которые реально живут по другому. т.е. uncle bob сядет и научит тебя например ездить за рулём. Или стрелять. Люди разные. И отношения в семьях разны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ельзя думать что у тебя так же как у всех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у тебя где-то “нижние 10%” того что есть в мир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тому вы кстати и бедны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тому что живёшь с дурой которая считает что учиться должен тот кто это уже учил. Что это типа не статус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спомни с каким скрипом она учила этот ёбаный классрум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“я ничо не знаю а вы все дураки”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думаю ей бы помогло если честно этих достоевских убрать из комнат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ни ей придают ЧСВ но не знаний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круги короче. Тут всё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1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Какой перманентный вред нанесённый мне оно решает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разве что напоминает о ситуациях когда я так делал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о том что они ни к чему не привел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рибавляют статистики короче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хотя это вершина айсберга последствий того что ты идёшь не по списку и делаешь круги не до конца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0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хз. разве что его сущность. Его желание пополнить собой мою статистику таких случаев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случаев орания ни за чт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бвинений того в чём сами виноват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угрозы решить то решать что не моя забота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желание нихера не делать а потом орать (жаловаться) мне на всех якобы это мир плохой а не они ничего не делали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сё это в той или иной форме было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роде как решилось колдовством. Вроде как решается кругами в порядке дневник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роде как это уже не проблема если я буду “на веру” идти куда иду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бля. Короче. Ответ ты получил. Иди по списку. Дойди до психологии. Там посмотрим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4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моими руками. хз. Оно хочет вне очереди решать какие-то пункты. Самые последние в моём списке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тому что безнаказан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честно я считаю что ты решил это. В смысле понял куда идти чтоб этого не было. А там смотри сам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я не хочу видеть эту мымру. Я хочу чтоб она вышла и не вернулась. Было бы охуен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может быть это бы и не решило всех таких инстансов. Но решило бы по крайней мере те которые <text:span text:style-name="T1">претендуют на более высокую важность чем важность моих алгоритмов.</text:span>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8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ВСЕЕЕ РЕШААААЙТЕ САМЫЕ ПОСЛЕЕЕЕЕДНИЕ ЗАПИСИ С ВАШИХ СПИИИИИИСКОВ!!!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ы даже пробовал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ы даже пробовал делать один сверху один снизу. Помнишь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лишь бы найти компромисс (минимизацию воплей) между этой дурой и твоими алгоритмам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короче вот такой ответ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5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Как это повторение делает меня лучше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в теории есть вещи которые я бы без её воплей решил не скоро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ример отвёртк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мелочь за 300грн. Но решает много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Мус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микрооптимизации которые решают пункты блядь так идеально что аж жизнь меняетс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смотрим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7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аверно на том этапе когда я учился (шел по программе) а от меня требовали решать вещи которые блядь ребёнку вообще решать не стои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орали когда я их не делал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у или не мог дела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дметание блядь. Какой нахуй ребёнок должен знать что такое подметание. Взял пылесос раз в год, убрал слой пыли и всё. Я убераю в комнате раз в два месяца и ничего страшного не происходит. Но в детстве на меня много орали из-за этог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суда бляд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есть пункт “купить посудомойку”. Стоит тысяч 8. возьми да купи. Нет. Она будет орать чтоб я вне очереди это помыл потому что оно возникло и она это увидела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это чувиха которая ведёт дневник повторений в голове. Но вместо того чтоб их решать – начинет орать на других почему они возникают. <text:s/>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требовать чтоб они не возникал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е вкладывая при этом ничего своег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сука я хочу ей ебало разбить за это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И бюудешь прав. я тебе так скажу если б от тебя требовал это какой-то парень – ты его бы убил. Ну или разьебал бы ему голову. Давно. Более того это главная причина почему ты не пустил Леру к себе домой в Хмельницком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ты считаешь что “кто орёт о проблемах тот и главный”. Считал по крайней мер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может и она так решае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короч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ы её боишься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хотя это личность которая хочет чтоб её все боялис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ипа если не боятся то надо ора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тому тебе психология и поможет. Потому что она больная на голову. Хочешь решение – будь чуваком который продаёт то из-за чего она пытается делать так чтоб все её боялись. Что это по твоему? Книги? Пластины? СССРовские приколы? Рукодельничанье? Инструменты? Давай. Мультилотами. Тык тык тык и всё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кругом короче пользуйся и всё. По плану у тебя антиквар. Может ещё и Асер. Но асер я против потому что ты ещё не доделал круг электроник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 ок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ты получил отмашку. Делай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496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3">
          <table:table-cell table:style-name="ce15" office:value-type="string" calcext:value-type="string">
            <text:p>БЛАГОДАРНОСТЬ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* примеры благодарности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его (предмет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его существование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ё что он(о) даёт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ех кто мне что либо даёт когда оно у меня есть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ё что мне приходит когда оно у меня есть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ех ради кого оно создаётся поддерживается и защищается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ё ради чего оно создаётся поддерживается и защищается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* возможно ещё некоторые виды из вопросника самоанализа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пиздец. Всё равно что побитая собака бы благодарила что её бьют. Честно. Мне жалко что у тебя такая жизнь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завтра проснёшься будешь решать пункты в порядке важности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вернёшься к продаже хрусталя и прочего дерьм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потом вернёшься к деланью ресёрчей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ачиная с тех которые ты уже давно начал. Или переделываешь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17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собаку. Знаешь. Чувака которого чуваки пинают палками. Держат в клетке и т.п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я думаю их бы даже удивило почему к тебе так относятся. т.е. они бы хотели изучить твою культуру. Они б не вмешаись но пытались бы понять что это за нормы таки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короче заурядная дура ценой принесения тебя в жертву ищет внимани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о дать ей внимание не поможет. Поможет только отдалять её от внимания каждый раз когда она орё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как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7" office:value-type="string" calcext:value-type="string">
            <text:p>говори ей на фейсбук своё дерьмо сливать а не на тебя. Это ей поможет осознать заблудшесть её болезн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а обьяснять что она херово что-то решает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 через фейсбук. Если есть желание. Ты блядь затюканый чувак боишься на стенку кому либо что либо написать. Сидишь хнычешь им в личку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ебя реально надо спаса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т безумия дуры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 решается это только с помощью Виноградов Групп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 ок. Я верю теб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отличо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02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оно и каждая его часть это я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3">
          <table:table-cell table:style-name="ce15" office:value-type="string" calcext:value-type="string">
            <text:p>Увидеть, что оно, и каждая его часть - это 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думаю это бы обьяснило то что ты жог руку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… много чего по твоей жизни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ы копировал иногда такое поведение по отношению к теб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 типа сам себя начинал бить что бы ты не делал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олько когда татуировку впервые сделал – понял что это не отве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спомни как ты перед Олей хвалился что ты себя бьёшь что бы ты не сделал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это болезнь. её. Не твоя. Но если не давать ей непреодолимую грань – от она тебя сьест изнутр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как уже было не раз. т.е. серьёзно. Столько баб тебя лечило… ты блядь лет 7 ходил по бабам чтоб тебе вылечили все раны которые наносила тебе эта шмара всё детств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 что с этим делать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ты знаешь что делать. Виноградов Групп. При чём по правилам. Хочешь часть Виноградов Групп – будь добра соблюдать правила. Открывай дневник и т.п. типа никакой халяв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к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под халявой я в том числе подразумеваю никакого внеочередного внимани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 а вот с этим трудно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по началу трудно. Но ты втянешьс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чувак оно ходит туда-сюда по дому. У меня в комнате её вещи. Это реально труд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вещи нахуй. Закрыть дверь. В чём проблем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в том что от таких радикальных решений моя связь с Мусей страдает. Она проводит жизнь без меня и т.п. Это всё равно что орать на воробьёв что они пищат. Орать они от этого не перестают но зато весь район знает что я долбоёб орущий на воробьёв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это типа не помогае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 я тебе напомню что ты жил в аквариуме. А сегодня у тебя всё зашторено закрашено и тебе хорошо. Точно такие же изменения воси и потихоньку выгонешь её из дома. Начни с хрусталя. Я серьёзно. Завтра. Сегодня. Когда получится. Иди по принципу “гвоздь в гроб”. ей. За что она трясётся с того и начни свои продаж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 ок… я боюсь этого. Ну лад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страхи уйдут когда начнёшь анализировать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лады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496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3">
          <table:table-cell table:style-name="ce15" office:value-type="string" calcext:value-type="string">
            <text:p>Увидеть, что оно и каждая его часть видит во мн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мальчика для бить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грушу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знаешь как базарной бабе лишь бы на кого угодно поорать чтоб ей было хорош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это болезн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спомни то видео. “йобанный столб”. Врезалась в столб и орёт на столб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от вот. Тут то же самое. Шутки шутками но это болезнь. Психология хоть говорит что с этим делать. Но реально это просто перегруз вещам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 ок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… всё. Иди. Антиквар. Мультилоты. Вперёд. От сюда и до обед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завтра выставишь 2-3 лота и пойдёшь делать свои ресёрчи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1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Что сделать чтоб оно увидело во мне и всех моих частях себя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Что сделать чтоб оно увидело во мне и всех моих частях себя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у… зеркалить. Ты так защищался.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ы думал почему ты так хорошо умеешь зеркали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тому что блядь тебе приходилось показывать им кто они понятным им языком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 по хорошему круги это решают. Взять убрать и всё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да. т.е…. блин. <text:s/>Тут всё. Даже говорить нечего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8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я тебе так скажу. Если на тебя орёт розетка “воткни в меня холодильник и больше ничего не втыкай, я розетка для холодильника” то это… ну как минимум это больная розетка с завышенными неадекватными стандартам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Оля Ревок в этом плане намного веселее. Как розетка которая не против того кто в неё будет воткну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 реально. Если баба орёт я принцесса подавайте мне принцев – то.. ну раньше ты лечил это тем что посылал её нахуй. Брал короче в обход её подключался к проводам и <text:s/>она ставала бесполезна. т.е. можешь и дальше так решать. Перераст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сам факт того что ты рассматриваешь этот пункт – уже решение (тем более вне очереди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психология обычно помогала тебе видеть такие вещи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идеть что ты типа человек который может решить свои проблемы и без неё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от что её ест. Страх. Она боится что “видители умрёт с голода”,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если у тебя будут деньги и дети то вроде как не умрёт. Потому что можно под шумок жить за счёт тебя и твоих детей и парить мозг якобы она нужна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что мол её никто не поймае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так вроде как не скроешьс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страшно жи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тправь её короче … бля на это деньги надо. Всё равно что взятка. Нет чувак я реально думаю что только круги это реша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Виноградов Групп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госпади ты даже фамилию свою ненавидишь настолько что хочешь сделать из неё ребрендинг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 представь если б Ревок так относилась к себе как ты к себе относишься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её бы это сьело блядь. За 20 минут. Она бы за пол года с собой покончила. Не потому что она слабая а ты герой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потому что это реально не те условия в которых надо жи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откладываешь нужные вещи на последок а потом удивляешься почему ничего не сдела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от почему. Потмоу что дура орёт на тебя мол “ты делай только это и ничето тругое” ты делаешь и потом оказывается что всё что выше по списку не решено, а это – не ушл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я не знаю. Ну можешь если хочешь попробовать… хз… решать пункты по принципу простоты. т.е. раз в неделю проходиться по пунктам и решать те которые тебе кажутся элементарным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о это всё равно блядь тех же 20 минут или 20 дней так что… я хз. Ответ будет такой же часто - “решай то что выше по списку”. Даже этот пункт ты видишь решается только психологией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ди по списку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09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решать пункты в порядке очеред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когда на тебя орут значит надо возвращаться в дневник и брать следующий пункт сверху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не делать что говоря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воя цель не чтоб вопли перестали СЕЙЧАС, а чтоб вопли перестали В ПРИНЦИП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это не решается сиюминутным мытьём посуд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бля тебя бы в мои уста 25 лет назад…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у ты видел. Ты просто не знал что делать кроме того что тебе говорят. Потом не знал как сказать “нет я не буду мыть посуду я пойду работать чтоб купить посудомоечную машину”. Ты … ты увидел. Тут всё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5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4">
          <table:table-cell table:style-name="ce15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9" table:number-columns-repeated="255"/>
          <table:table-cell table:number-columns-repeated="768"/>
        </table:table-row>
        <table:table-row table:style-name="ro5">
          <table:table-cell table:style-name="ce16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чувиха без фазы короч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7" office:value-type="string" calcext:value-type="string">
            <text:p>не знает что свобода это не иметь всё что хочешь а не хотеть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опрос а ты это знаешь? Может это в вопросы добавить? Так чисто… для себя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может тебе бы реально помогл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у задай вопрос хули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у вот скажи. “посмотри на это с принципа что свобода это не иметь всё что хочешь а не хотеть”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тогда у меня мысль одна. “все умерли и она следующая”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так ей и скажи и она заткнётся лет на 10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опросы добавь. Тебе помогло. И поможет снова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0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7"/>
        <table:table-column table:style-name="co1" table:number-columns-repeated="1023" table:default-cell-style-name="ce17"/>
        <table:table-row table:style-name="ro6">
          <table:table-cell table:style-name="ce21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решение пунктов по порядку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3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(моя гипотеза что этот вопрос важен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свою болезненную важность и чсв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2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Что ЭТА ПРОБЛЕМА решает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ичего. Нарушение порядка приводит к тому что более важное не решилось а это повторится снова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может быть это немного меня ускорит в решении более вышестоящих пунктов. Не более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2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3">
          <table:table-cell table:style-name="ce15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всю мою жизнь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2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Что ЭТА ПРОБЛЕМА колдует?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ничего. Она всю свою жизнь пытается доказать всем что колдовства не существует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хотя на деле просто не понимает что оно не заменяет её блядь работы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над собой и над проблемами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31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7"/>
        <table:table-column table:style-name="co1" table:number-columns-repeated="1023" table:default-cell-style-name="ce17"/>
        <table:table-row table:style-name="ro3">
          <table:table-cell table:style-name="ce15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6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table:number-columns-repeated="256"/>
          <table:table-cell table:number-columns-repeated="768"/>
        </table:table-row>
        <table:table-row table:style-name="ro3">
          <table:table-cell table:style-name="ce19" office:value-type="string" calcext:value-type="string">
            <text:p>так. Через вопросник пропустил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понял что надо решать пункты в порядке дневника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добавил один вопрос в вопросник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вроде как добавил пару алгоритмов в память что делать когда оно произойдёт снова (типа показать что мол возьми да выложи на фейсбук твоё творение и т.п.)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и что мол чтоб все кто от меня получают хоть что-то (в т.ч. внимание) следовали требованиям Виноградов Групп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а так хз. Больше ничег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все данные я собрал. И они все решаются тем что уже пройдено или запланировано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19" office:value-type="string" calcext:value-type="string">
            <text:p>т.е. тут не о чем говорить даже.</text:p>
          </table:table-cell>
          <table:table-cell table:style-name="ce19" table:number-columns-repeated="255"/>
          <table:table-cell table:number-columns-repeated="768"/>
        </table:table-row>
        <table:table-row table:style-name="ro3">
          <table:table-cell table:style-name="ce7" office:value-type="string" calcext:value-type="string">
            <text:p>слишком узкий пример последствий слушанья тех кто орёт.</text:p>
          </table:table-cell>
          <table:table-cell table:style-name="ce19" table:number-columns-repeated="255"/>
          <table:table-cell table:number-columns-repeated="768"/>
        </table:table-row>
        <table:table-row table:style-name="ro3" table:number-rows-repeated="65521">
          <table:table-cell table:style-name="ce19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3">
          <table:table-cell table:style-name="ce20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6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6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6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6" office:value-type="string" calcext:value-type="string">
            <text:p>а может даже в музей эту вещь дать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6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6" office:value-type="string" calcext:value-type="string">
            <text:p>а так хоть отобью вложенные деньги.</text:p>
          </table:table-cell>
          <table:table-cell table:style-name="ce19" table:number-columns-repeated="127"/>
          <table:table-cell table:number-columns-repeated="896"/>
        </table:table-row>
        <table:table-row table:style-name="ro3" table:number-rows-repeated="121">
          <table:table-cell table:style-name="ce19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Остальные шаги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7"/>
        <table:table-row table:style-name="ro3">
          <table:table-cell table:style-name="ce19" office:value-type="string" calcext:value-type="string">
            <text:p>Пока что я тут ничего писать не буду потому что время.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По этому не знаю. 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9" table:number-columns-repeated="127"/>
          <table:table-cell table:number-columns-repeated="896"/>
        </table:table-row>
        <table:table-row table:style-name="ro3">
          <table:table-cell table:style-name="ce19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9" table:number-columns-repeated="127"/>
          <table:table-cell table:number-columns-repeated="896"/>
        </table:table-row>
        <table:table-row table:style-name="ro3" table:number-rows-repeated="122">
          <table:table-cell table:style-name="ce19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4:56:07.085983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</meta:editing-cycles>
    <meta:editing-duration>PT1H9M47S</meta:editing-duration>
    <meta:generator>LibreOffice/6.0.7.3$Linux_X86_64 LibreOffice_project/00m0$Build-3</meta:generator>
    <dc:title>Стандартный Вопросник</dc:title>
    <meta:creation-date>2020-04-19T14:56:15.965815555</meta:creation-date>
    <dc:date>2020-04-19T16:06:08.016357965</dc:date>
    <meta:document-statistic meta:table-count="34" meta:cell-count="338" meta:object-count="0"/>
    <meta:template xlink:type="simple" xlink:actuate="onRequest" xlink:title="Стандартный Вопросник" xlink:href="../../../../Templates/Стандартный%20Вопросник1.ots" meta:date="2020-04-19T14:56:09.721483248"/>
  </office:meta>
</office:document-meta>
</file>